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P4" style:family="paragraph" style:parent-style-name="Standard">
      <style:text-properties officeooo:rsid="001e14a6" officeooo:paragraph-rsid="001e14a6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6" style:family="paragraph" style:parent-style-name="Standard">
      <style:text-properties officeooo:rsid="0051bbf0" officeooo:paragraph-rsid="0075ab86"/>
    </style:style>
    <style:style style:name="P17" style:family="paragraph" style:parent-style-name="Standard">
      <style:text-properties officeooo:rsid="0051bbf0" officeooo:paragraph-rsid="004ff51e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5c6fb9"/>
    </style:style>
    <style:style style:name="P20" style:family="paragraph" style:parent-style-name="Standard">
      <style:text-properties officeooo:rsid="00267fa4" officeooo:paragraph-rsid="005e704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22" style:family="paragraph" style:parent-style-name="Table_20_Contents">
      <style:text-properties officeooo:rsid="006f35b3" officeooo:paragraph-rsid="006f35b3"/>
    </style:style>
    <style:style style:name="P23" style:family="paragraph" style:parent-style-name="Table_20_Contents">
      <style:text-properties officeooo:rsid="0075ab86" officeooo:paragraph-rsid="0075ab86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P26" style:family="paragraph" style:parent-style-name="Table_20_Contents">
      <style:text-properties officeooo:rsid="00851496" officeooo:paragraph-rsid="00851496"/>
    </style:style>
    <style:style style:name="P27" style:family="paragraph" style:parent-style-name="Standard" style:list-style-name="L1">
      <style:text-properties officeooo:rsid="00590ab2" officeooo:paragraph-rsid="00590ab2"/>
    </style:style>
    <style:style style:name="P28" style:family="paragraph" style:parent-style-name="Standard" style:list-style-name="L1">
      <style:text-properties officeooo:rsid="005af17e" officeooo:paragraph-rsid="005af17e"/>
    </style:style>
    <style:style style:name="P29" style:family="paragraph" style:parent-style-name="Standard" style:list-style-name="L2">
      <style:text-properties officeooo:paragraph-rsid="00531893"/>
    </style:style>
    <style:style style:name="P30" style:family="paragraph" style:parent-style-name="Standard" style:list-style-name="L2">
      <style:text-properties officeooo:paragraph-rsid="0051bbf0"/>
    </style:style>
    <style:style style:name="P31" style:family="paragraph" style:parent-style-name="Standard" style:list-style-name="L2">
      <style:text-properties officeooo:paragraph-rsid="00561ef7"/>
    </style:style>
    <style:style style:name="P32" style:family="paragraph" style:parent-style-name="Standard" style:list-style-name="L2">
      <style:text-properties officeooo:rsid="006405df" officeooo:paragraph-rsid="006405df"/>
    </style:style>
    <style:style style:name="P33" style:family="paragraph" style:parent-style-name="Standard" style:list-style-name="L2">
      <style:text-properties officeooo:rsid="00549bc8" officeooo:paragraph-rsid="00549bc8"/>
    </style:style>
    <style:style style:name="P34" style:family="paragraph" style:parent-style-name="Standard" style:list-style-name="L2">
      <style:text-properties officeooo:rsid="005801da" officeooo:paragraph-rsid="005801da"/>
    </style:style>
    <style:style style:name="P35" style:family="paragraph" style:parent-style-name="Standard">
      <style:text-properties officeooo:rsid="00320ed7" officeooo:paragraph-rsid="00320ed7"/>
    </style:style>
    <style:style style:name="P36" style:family="paragraph" style:parent-style-name="Standard">
      <style:text-properties officeooo:rsid="00320ed7" officeooo:paragraph-rsid="007fd1bb"/>
    </style:style>
    <style:style style:name="P37" style:family="paragraph" style:parent-style-name="Standard">
      <style:text-properties officeooo:rsid="00320ed7" officeooo:paragraph-rsid="0062fc8a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267fa4" officeooo:paragraph-rsid="007fd1bb"/>
    </style:style>
    <style:style style:name="P39" style:family="paragraph" style:parent-style-name="Standard">
      <style:text-properties officeooo:paragraph-rsid="007fd1bb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fd1bb"/>
    </style:style>
    <style:style style:name="P41" style:family="paragraph" style:parent-style-name="Standard">
      <style:text-properties fo:font-style="italic" officeooo:rsid="00320ed7" officeooo:paragraph-rsid="007fd1bb" style:font-style-asian="italic" style:font-style-complex="italic"/>
    </style:style>
    <style:style style:name="P42" style:family="paragraph" style:parent-style-name="Standard">
      <style:text-properties fo:font-style="italic" officeooo:paragraph-rsid="007fd1bb" style:font-style-asian="italic" style:font-style-complex="italic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80b019" style:font-style-asian="italic" style:font-style-complex="italic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officeooo:rsid="007e4a86" officeooo:paragraph-rsid="0080b019" style:font-style-asian="italic" style:font-style-complex="italic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7fd1bb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rsid="003b60de" officeooo:paragraph-rsid="007fd1bb"/>
    </style:style>
    <style:style style:name="P48" style:family="paragraph" style:parent-style-name="Standard">
      <style:text-properties officeooo:rsid="003eda82" officeooo:paragraph-rsid="007fd1b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fd1bb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fd1b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Times New Roman" fo:font-size="12pt" style:text-underline-style="none" fo:font-weight="normal" officeooo:rsid="007a2866" officeooo:paragraph-rsid="007fd1bb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Times New Roman" fo:font-size="12pt" style:text-underline-style="none" fo:font-weight="normal" officeooo:rsid="007f2216" officeooo:paragraph-rsid="007fd1bb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Times New Roman" fo:font-size="12pt" style:text-underline-style="none" fo:font-weight="normal" officeooo:rsid="0088d946" officeooo:paragraph-rsid="007fd1bb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Times New Roman" fo:font-size="12pt" style:text-underline-style="none" fo:font-weight="normal" officeooo:rsid="0083c586" officeooo:paragraph-rsid="007fd1b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7fd1bb"/>
    </style:style>
    <style:style style:name="P56" style:family="paragraph" style:parent-style-name="Standard">
      <style:text-properties officeooo:rsid="0088d946" officeooo:paragraph-rsid="007fd1bb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7fd1bb" officeooo:paragraph-rsid="007fd1bb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officeooo:rsid="007fd1bb" officeooo:paragraph-rsid="007fd1bb"/>
    </style:style>
    <style:style style:name="P59" style:family="paragraph" style:parent-style-name="Standard">
      <style:text-properties officeooo:rsid="00206516" officeooo:paragraph-rsid="00206516"/>
    </style:style>
    <style:style style:name="P60" style:family="paragraph" style:parent-style-name="Standard">
      <style:paragraph-properties fo:margin-left="0in" fo:margin-right="0in" fo:text-indent="0in" style:auto-text-indent="false"/>
      <style:text-properties officeooo:rsid="00206516" officeooo:paragraph-rsid="0080b019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rsid="0080b019" officeooo:paragraph-rsid="0080b019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officeooo:rsid="0080b019" officeooo:paragraph-rsid="0080b019"/>
    </style:style>
    <style:style style:name="P65" style:family="paragraph" style:parent-style-name="Standard">
      <style:text-properties officeooo:rsid="001e14a6" officeooo:paragraph-rsid="0033fc04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80d80b"/>
    </style:style>
    <style:style style:name="T1" style:family="text">
      <style:text-properties officeooo:rsid="007ef3da"/>
    </style:style>
    <style:style style:name="T2" style:family="text">
      <style:text-properties officeooo:rsid="001edf93"/>
    </style:style>
    <style:style style:name="T3" style:family="text">
      <style:text-properties officeooo:rsid="001e14a6"/>
    </style:style>
    <style:style style:name="T4" style:family="text">
      <style:text-properties officeooo:rsid="0022ae94"/>
    </style:style>
    <style:style style:name="T5" style:family="text">
      <style:text-properties officeooo:rsid="00240acc"/>
    </style:style>
    <style:style style:name="T6" style:family="text">
      <style:text-properties officeooo:rsid="0027f8c1"/>
    </style:style>
    <style:style style:name="T7" style:family="text">
      <style:text-properties officeooo:rsid="002824da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ed7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0acc" style:font-weight-asian="bold" style:font-weight-complex="bold"/>
    </style:style>
    <style:style style:name="T15" style:family="text">
      <style:text-properties fo:font-weight="bold" officeooo:rsid="005c6fb9" style:font-weight-asian="bold" style:font-weight-complex="bold"/>
    </style:style>
    <style:style style:name="T16" style:family="text">
      <style:text-properties officeooo:rsid="0031aa3b"/>
    </style:style>
    <style:style style:name="T17" style:family="text">
      <style:text-properties officeooo:rsid="003b60de"/>
    </style:style>
    <style:style style:name="T18" style:family="text">
      <style:text-properties officeooo:rsid="003f4702"/>
    </style:style>
    <style:style style:name="T19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31893"/>
    </style:style>
    <style:style style:name="T23" style:family="text">
      <style:text-properties officeooo:rsid="00549bc8"/>
    </style:style>
    <style:style style:name="T24" style:family="text">
      <style:text-properties officeooo:rsid="0055be5c"/>
    </style:style>
    <style:style style:name="T25" style:family="text">
      <style:text-properties officeooo:rsid="00561ef7"/>
    </style:style>
    <style:style style:name="T26" style:family="text">
      <style:text-properties officeooo:rsid="005801da"/>
    </style:style>
    <style:style style:name="T27" style:family="text">
      <style:text-properties officeooo:rsid="005c6fb9"/>
    </style:style>
    <style:style style:name="T28" style:family="text">
      <style:text-properties officeooo:rsid="005e62ff"/>
    </style:style>
    <style:style style:name="T29" style:family="text">
      <style:text-properties officeooo:rsid="005e704c"/>
    </style:style>
    <style:style style:name="T30" style:family="text">
      <style:text-properties officeooo:rsid="00611f5d"/>
    </style:style>
    <style:style style:name="T31" style:family="text">
      <style:text-properties officeooo:rsid="0062fc8a"/>
    </style:style>
    <style:style style:name="T32" style:family="text">
      <style:text-properties officeooo:rsid="0063e59f"/>
    </style:style>
    <style:style style:name="T33" style:family="text">
      <style:text-properties officeooo:rsid="0063e87b"/>
    </style:style>
    <style:style style:name="T34" style:family="text">
      <style:text-properties officeooo:rsid="006405df"/>
    </style:style>
    <style:style style:name="T35" style:family="text">
      <style:text-properties officeooo:rsid="0066ac7d"/>
    </style:style>
    <style:style style:name="T36" style:family="text">
      <style:text-properties officeooo:rsid="006a257c"/>
    </style:style>
    <style:style style:name="T37" style:family="text">
      <style:text-properties officeooo:rsid="00645172"/>
    </style:style>
    <style:style style:name="T38" style:family="text">
      <style:text-properties officeooo:rsid="00470150"/>
    </style:style>
    <style:style style:name="T39" style:family="text">
      <style:text-properties officeooo:rsid="00700794"/>
    </style:style>
    <style:style style:name="T40" style:family="text">
      <style:text-properties officeooo:rsid="0075ab86"/>
    </style:style>
    <style:style style:name="T41" style:family="text">
      <style:text-properties officeooo:rsid="0079bd7d"/>
    </style:style>
    <style:style style:name="T42" style:family="text">
      <style:text-properties officeooo:rsid="007b7e23"/>
    </style:style>
    <style:style style:name="T43" style:family="text">
      <style:text-properties officeooo:rsid="007ba917"/>
    </style:style>
    <style:style style:name="T44" style:family="text">
      <style:text-properties officeooo:rsid="007bd9fc"/>
    </style:style>
    <style:style style:name="T4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1" style:family="text">
      <style:text-properties officeooo:rsid="007be473"/>
    </style:style>
    <style:style style:name="T62" style:family="text">
      <style:text-properties officeooo:rsid="007d8aa7"/>
    </style:style>
    <style:style style:name="T63" style:family="text">
      <style:text-properties officeooo:rsid="0083c586"/>
    </style:style>
    <style:style style:name="T64" style:family="text">
      <style:text-properties officeooo:rsid="008720c4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officeooo:rsid="0080b019"/>
    </style:style>
    <style:style style:name="T67" style:family="text">
      <style:text-properties officeooo:rsid="0080d80b"/>
    </style:style>
    <style:style style:name="T68" style:family="text">
      <style:text-properties officeooo:rsid="008135b8"/>
    </style:style>
    <style:style style:name="T69" style:family="text">
      <style:text-properties officeooo:rsid="0082a038"/>
    </style:style>
    <style:style style:name="T70" style:family="text">
      <style:text-properties officeooo:rsid="008399fc"/>
    </style:style>
    <style:style style:name="T71" style:family="text">
      <style:text-properties officeooo:rsid="008467be"/>
    </style:style>
    <style:style style:name="T72" style:family="text">
      <style:text-properties officeooo:rsid="00851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2">T</text:span><text:span text:style-name="T3">aller de Traducción </text:span><text:span text:style-name="T27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6">and </text:span><text:span text:style-name="T4">Track</text:span>:</text:p>
          </table:table-cell>
          <table:table-cell table:style-name="Table1.A1" office:value-type="string">
            <text:p text:style-name="P5"><text:span text:style-name="T5">I</text:span><text:span text:style-name="T14">nterpretación y Traduccíon: </text:span><text:span text:style-name="T15">6</text:span><text:span text:style-name="T13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<text:span text:style-name="T41">8</text:span></text:p>
          </table:table-cell>
        </table:table-row>
        <table:table-row table:style-name="Table1.4">
          <table:table-cell table:style-name="Table1.A1" office:value-type="string">
            <text:p text:style-name="P22">Cohort <text:span text:style-name="T39">ID</text:span>:</text:p>
          </table:table-cell>
          <table:table-cell table:style-name="Table1.A1" office:value-type="string">
            <text:p text:style-name="P11">6A<text:span text:style-name="T39">1</text:span></text:p>
          </table:table-cell>
        </table:table-row>
      </table:table>
      <text:p text:style-name="P2"/>
      <text:p text:style-name="P12">Description</text:p>
      <text:p text:style-name="P19">This course provides the <text:span text:style-name="T6">modern </text:span>foundations for linguistic translation in the <text:span text:style-name="T27">engineering sciences</text:span><text:span text:style-name="T6"> </text:span><text:span text:style-name="T27">and in </text:span><text:span text:style-name="T28">the </text:span><text:span text:style-name="T29">broader </text:span><text:span text:style-name="T28">field of advanced technologies. </text:span><text:span text:style-name="T29">The course will </text:span><text:span text:style-name="T28">focus on </text:span><text:span text:style-name="T29">translation in selected</text:span><text:span text:style-name="T28"> engineering disciplines as well as </text:span><text:span text:style-name="T29">translation related to </text:span><text:span text:style-name="T28">advanced and emerging technologies</text:span><text:span text:style-name="T31"> </text:span><text:span text:style-name="T36">that come </text:span><text:span text:style-name="T30">primarily </text:span><text:span text:style-name="T31">from</text:span><text:span text:style-name="T30"> the engineering sciences</text:span><text:span text:style-name="T28">. 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2">to</text:span><text:span text:style-name="T9"> </text:span><text:span text:style-name="T10">the translation of</text:span><text:span text:style-name="T8"> other languages. </text:span></text:p>
      <text:p text:style-name="P20"/>
      <text:p text:style-name="P20"><text:span text:style-name="T7">Major </text:span><text:span text:style-name="T11">elements of</text:span><text:span text:style-name="T7"> the course will include: </text:span></text:p>
      <text:p text:style-name="P21">I. <text:tab/>Foundations of Science and Engineering</text:p>
      <text:p text:style-name="P21">II.<text:tab/>Elements of Academic Work</text:p>
      <text:p text:style-name="P21">III. <text:tab/>Elements of Professional Consulting</text:p>
      <text:p text:style-name="P21">IV. <text:tab/>AI-Powered Translation</text:p>
      <text:p text:style-name="P21"><text:span text:style-name="T43">V</text:span>. <text:tab/><text:span text:style-name="T70">Interpretation and Translation </text:span>of Real-World Technical Documents</text:p>
      <text:p text:style-name="P24">VI. <text:tab/>Contemporary Topics in Engineering and Science</text:p>
      <text:p text:style-name="P25">VII. <text:tab/>Vocabulary <text:span text:style-name="T70">Building</text:span></text:p>
      <text:p text:style-name="P2"/>
      <text:p text:style-name="P2"/>
      <text:p text:style-name="P12">Scope <text:span text:style-name="T42">and General Sequence</text:span></text:p>
      <text:p text:style-name="P38"><text:span text:style-name="T65">I. <text:s/>Foundations of Science and Engineering</text:span></text:p>
      <text:p text:style-name="P57">1. <text:span text:style-name="T32">Selected Engineering Disciplines</text:span></text:p>
      <text:p text:style-name="P57"><text:tab/>1.1 General Foundations and History</text:p>
      <text:p text:style-name="P57"><text:tab/>1.2 Development in Mexico</text:p>
      <text:p text:style-name="P57"/>
      <text:p text:style-name="P57">2. Engineering vs. Science</text:p>
      <text:p text:style-name="P57"/>
      <text:p text:style-name="P57">3. Kuhn’s Perspective</text:p>
      <text:p text:style-name="P58">3.1 Evolution of Normal Science as a Paradigm</text:p>
      <text:p text:style-name="P58">3,2 Scientific Revolutions</text:p>
      <text:p text:style-name="P57"/>
      <text:p text:style-name="P57">4. Wicked Problems</text:p>
      <text:p text:style-name="P35"/>
      <text:p text:style-name="P41"><text:span text:style-name="T44">II</text:span>. <text:span text:style-name="T46">Elements of Academic </text:span><text:span text:style-name="T47">Work</text:span></text:p>
      <text:p text:style-name="P36"><text:tab/><text:span text:style-name="T61">1</text:span>. <text:s/>The Elements of Style in Professional Writing</text:p>
      <text:p text:style-name="P46"><text:span text:style-name="T61"><text:tab/>1.1 APA </text:span><text:span text:style-name="T62">S</text:span><text:span text:style-name="T61">tyl</text:span><text:span text:style-name="T62">e</text:span></text:p>
      <text:p text:style-name="P46"><text:tab/><text:span text:style-name="T61">1.2 <text:s/></text:span><text:span text:style-name="T17">Strunk and White’</text:span><text:span text:style-name="T18">s. “Elements of Style”</text:span></text:p>
      <text:p text:style-name="P47"><text:tab/><text:tab/><text:span text:style-name="T61">1.3 </text:span><text:s/>Developing a <text:span text:style-name="T67">Professional </text:span>Voice</text:p>
      <text:p text:style-name="P48"/>
      <text:p text:style-name="P48"><text:tab/><text:span text:style-name="T62">2</text:span>. <text:s/>Review of Essential English Grammar</text:p>
      <text:p text:style-name="P49"><text:soft-page-break/><text:tab/><text:span text:style-name="T62">2</text:span>.1 <text:s/>Murphy’s, “English Grammar in Use”</text:p>
      <text:p text:style-name="P49"><text:span text:style-name="T46"><text:tab/></text:span><text:span text:style-name="T48">2</text:span><text:span text:style-name="T46">.2 <text:s/></text:span><text:span text:style-name="T49">The Yale Graduate Writing Center</text:span></text:p>
      <text:p text:style-name="P50"/>
      <text:p text:style-name="P55"><text:span text:style-name="T49">3. </text:span><text:span text:style-name="T60">Constructing </text:span><text:span text:style-name="T45">Critique</text:span><text:span text:style-name="T60">s</text:span></text:p>
      <text:p text:style-name="P51"/>
      <text:p text:style-name="P41"><text:span text:style-name="T50">III <text:s/>Elements of </text:span><text:span text:style-name="T51">Professional </text:span><text:span text:style-name="T47">Consulting</text:span></text:p>
      <text:p text:style-name="P36"><text:span text:style-name="T46"><text:tab/></text:span><text:span text:style-name="T50">1</text:span><text:span text:style-name="T51">. </text:span><text:span text:style-name="T52">Quality Assurance / Quality Control (QA/QC)</text:span></text:p>
      <text:p text:style-name="P36"><text:span text:style-name="T51"><text:tab/><text:tab/></text:span><text:span text:style-name="T50">1</text:span><text:span text:style-name="T47">.1 Quality Management Systems (QMS): ISO 9001</text:span></text:p>
      <text:p text:style-name="P39"><text:span text:style-name="T51"><text:tab/><text:tab/></text:span><text:span text:style-name="T50">1</text:span><text:span text:style-name="T47">.2 </text:span><text:span text:style-name="T52">Records Management: ISO 15489</text:span></text:p>
      <text:p text:style-name="P52"><text:tab/></text:p>
      <text:p text:style-name="P39"><text:span text:style-name="T51"><text:tab/></text:span><text:span text:style-name="T50">2</text:span><text:span text:style-name="T53">. </text:span><text:span text:style-name="T54"><text:s/></text:span><text:span text:style-name="T55">Document </text:span><text:span text:style-name="T54">Version Control Systems (V</text:span><text:span text:style-name="T56">CSs</text:span><text:span text:style-name="T54">)</text:span></text:p>
      <text:p text:style-name="P39"><text:span text:style-name="T54"><text:tab/><text:tab/></text:span><text:span text:style-name="T50">2</text:span><text:span text:style-name="T53">.1 </text:span><text:span text:style-name="T54">Git</text:span></text:p>
      <text:p text:style-name="P39"><text:span text:style-name="T54"><text:tab/><text:tab/></text:span><text:span text:style-name="T50">2</text:span><text:span text:style-name="T53">.2 GitHub</text:span></text:p>
      <text:p text:style-name="P52"/>
      <text:p text:style-name="P56"><text:span text:style-name="T51"><text:tab/>3. </text:span><text:span text:style-name="T45">Marron’s Tips for Successful Consulting</text:span></text:p>
      <text:p text:style-name="P53"><text:tab/><text:tab/>3.1 <text:s/>Clients</text:p>
      <text:p text:style-name="P53"><text:tab/><text:tab/>3.2 <text:s/>Deliverables</text:p>
      <text:p text:style-name="P53"><text:tab/><text:tab/>3.3 Transmittal Letters</text:p>
      <text:p text:style-name="P52"/>
      <text:p text:style-name="P42"><text:span text:style-name="T57">IV.</text:span><text:span text:style-name="T50"> <text:s/>AI-Powered Translation</text:span></text:p>
      <text:p text:style-name="P39"><text:span text:style-name="T51"><text:tab/></text:span><text:span text:style-name="T57">1. </text:span><text:span text:style-name="T58">Professional Translators in the 21</text:span><text:span text:style-name="T19">st</text:span><text:span text:style-name="T58"> century</text:span></text:p>
      <text:p text:style-name="P39"><text:span text:style-name="T58"><text:tab/><text:tab/></text:span><text:span text:style-name="T57">1.1 </text:span><text:span text:style-name="T59">Current Research</text:span></text:p>
      <text:p text:style-name="P39"><text:span text:style-name="T59"><text:tab/><text:tab/></text:span><text:span text:style-name="T57">1.2 </text:span><text:span text:style-name="T59">Realities</text:span></text:p>
      <text:p text:style-name="P54"><text:tab/></text:p>
      <text:p text:style-name="P39"><text:span text:style-name="T59"><text:tab/>2. </text:span><text:span text:style-name="T57">AI</text:span></text:p>
      <text:p text:style-name="P39"><text:span text:style-name="T57"><text:tab/><text:tab/>2.1 </text:span><text:span text:style-name="T59">Machine Learning</text:span></text:p>
      <text:p text:style-name="P39"><text:span text:style-name="T59"><text:tab/><text:tab/></text:span><text:span text:style-name="T57">2.2 </text:span><text:span text:style-name="T59">Large Language Models (LLMs)</text:span></text:p>
      <text:p text:style-name="P39"><text:span text:style-name="T59"><text:tab/><text:tab/></text:span><text:span text:style-name="T57">2.3 Generative Pre-Trained Transformers (GPTs)</text:span></text:p>
      <text:p text:style-name="P40"/>
      <text:p text:style-name="P40"><text:span text:style-name="T63">3. </text:span><text:s/><text:span text:style-name="T63">The Tools</text:span></text:p>
      <text:p text:style-name="P40"><text:span text:style-name="T63"><text:tab/>3.</text:span><text:span text:style-name="T64">1</text:span><text:span text:style-name="T63"> Python </text:span></text:p>
      <text:p text:style-name="P40"><text:span text:style-name="T63"><text:tab/>3.2 </text:span><text:span text:style-name="T37">Application Programmer Interfaces (</text:span><text:span text:style-name="T38">APIs</text:span><text:span text:style-name="T37">)</text:span></text:p>
      <text:p text:style-name="P40"><text:span text:style-name="T63"><text:tab/>3.3 </text:span><text:span text:style-name="T37">Software Development Kits (</text:span><text:span text:style-name="T38">SDKs</text:span><text:span text:style-name="T37">)</text:span></text:p>
      <text:p text:style-name="P38"/>
      <text:p text:style-name="P43"><text:span text:style-name="T43">V</text:span>. <text:s/><text:span text:style-name="T69">Interpretation</text:span> <text:span text:style-name="T68">and Translation </text:span>of <text:span text:style-name="T69">Selected </text:span>Real-World Technical Documents</text:p>
      <text:p text:style-name="P61">1. Academic Texts</text:p>
      <text:p text:style-name="P61">2. Journal Articles and <text:s/><text:span text:style-name="T33">White Papers</text:span></text:p>
      <text:p text:style-name="P61">3, <text:span text:style-name="T33"><text:s/>Standard Operating Procedures (SOPs)</text:span></text:p>
      <text:p text:style-name="P61">4. Requests for Quotes (RFQs) and <text:span text:style-name="T33">Request for Proposals (RFPs)</text:span></text:p>
      <text:p text:style-name="P62"/>
      <text:p text:style-name="P44">VI. <text:tab/>Contemporary Topics in Engineering and Science</text:p>
      <text:p text:style-name="P61">1. Literature Review <text:span text:style-name="T68">and Translation </text:span>in Open-<text:span text:style-name="T68">S</text:span>ource Journals</text:p>
      <text:p text:style-name="P64">1.1 IEEE Open Journal of Engineering in Medicine and Biology</text:p>
      <text:p text:style-name="P66">1.2 IEEE Open Journal of the Communications Society</text:p>
      <text:p text:style-name="P66">1.3 Nature Communications</text:p>
      <text:p text:style-name="P45"><text:soft-page-break/>VII. <text:tab/>Vocabulary <text:span text:style-name="T71">Building</text:span></text:p>
      <text:p text:style-name="P60"/>
      <text:p text:style-name="P37"/>
      <text:p text:style-name="P65"/>
      <text:p text:style-name="P13">Expectations</text:p>
      <text:p text:style-name="P18">Students will be expected to:</text:p>
      <text:list xml:id="list3012430787" text:style-name="L1">
        <text:list-item>
          <text:p text:style-name="P27">Attend all classes on time</text:p>
        </text:list-item>
        <text:list-item>
          <text:p text:style-name="P27">Be prepared to take notes and access materials on-line</text:p>
        </text:list-item>
        <text:list-item>
          <text:p text:style-name="P27">Participate in all class activities, including discussions and presentations</text:p>
        </text:list-item>
        <text:list-item>
          <text:p text:style-name="P28">Complete all assignments, quizzes, and the final exam</text:p>
        </text:list-item>
      </text:list>
      <text:p text:style-name="P4"/>
      <text:p text:style-name="P13">Exit Criteria</text:p>
      <text:p text:style-name="P6"><text:span text:style-name="T20">Upon the successful completion of the course the student will </text:span><text:span text:style-name="T21">be able to:</text:span></text:p>
      <text:list xml:id="list588313959" text:style-name="L2">
        <text:list-item>
          <text:p text:style-name="P29"><text:span text:style-name="T22">Demonstrate a basic understanding of the </text:span><text:span text:style-name="T34">science of engineering</text:span></text:p>
        </text:list-item>
        <text:list-item>
          <text:p text:style-name="P32">Analyze selected engineering disciplines for their structure, function, and dominant paradigm</text:p>
        </text:list-item>
        <text:list-item>
          <text:p text:style-name="P30">Demonstrate <text:span text:style-name="T22">a solid understanding of </text:span><text:span text:style-name="T23">English grammatical structures and stylistic elements.</text:span></text:p>
        </text:list-item>
        <text:list-item>
          <text:p text:style-name="P30">Apply <text:span text:style-name="T23">the principles of QAQC to document production by using a VCS </text:span></text:p>
        </text:list-item>
        <text:list-item>
          <text:p text:style-name="P33">Apply the principles of modern tran<text:span text:style-name="T24">slat</text:span><text:span text:style-name="T26">ion</text:span><text:span text:style-name="T24"> by using </text:span>an API to access a LLM for <text:span text:style-name="T26">English-Spanish </text:span>translation</text:p>
        </text:list-item>
        <text:list-item>
          <text:p text:style-name="P31"><text:span text:style-name="T25">Analyze and evaluate </text:span><text:span text:style-name="T35">a wide variety of document types commonly found in the engineering sciences </text:span><text:span text:style-name="T25">to p</text:span>roduce clear, coherent, <text:span text:style-name="T24">and accurate </text:span><text:span text:style-name="T25">English-Spanish </text:span><text:span text:style-name="T24">translations </text:span></text:p>
        </text:list-item>
        <text:list-item>
          <text:p text:style-name="P34">Produce professional quality client deliverables</text:p>
          <text:p text:style-name="P34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40">Interim </text:span>Evaluations <text:span text:style-name="T72">(Partials)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6">Daily Work and Participation<text:tab/></text:p>
          </table:table-cell>
          <table:table-cell table:style-name="Table2.A1" office:value-type="string">
            <text:p text:style-name="P23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6"><text:span text:style-name="T72">1P</text:span><text:tab/></text:p>
          </table:table-cell>
          <table:table-cell table:style-name="Table2.A1" office:value-type="string">
            <text:p text:style-name="P23"><text:span text:style-name="T72">25 </text:span>%</text:p>
          </table:table-cell>
        </table:table-row>
        <table:table-row>
          <table:table-cell table:style-name="Table2.A1" office:value-type="string">
            <text:p text:style-name="P23">Homework</text:p>
          </table:table-cell>
          <table:table-cell table:style-name="Table2.A1" office:value-type="string">
            <text:p text:style-name="P23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6">2P</text:p>
          </table:table-cell>
          <table:table-cell table:style-name="Table2.A1" office:value-type="string">
            <text:p text:style-name="P23"><text:span text:style-name="T72">25</text:span> %</text:p>
          </table:table-cell>
        </table:table-row>
        <table:table-row>
          <table:table-cell table:style-name="Table2.A1" office:value-type="string">
            <text:p text:style-name="P23">Interim Exam</text:p>
          </table:table-cell>
          <table:table-cell table:style-name="Table2.A1" office:value-type="string">
            <text:p text:style-name="P23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6">3P</text:p>
          </table:table-cell>
          <table:table-cell table:style-name="Table2.A1" office:value-type="string">
            <text:p text:style-name="P23"><text:span text:style-name="T72">25 </text:span>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3">Final Exam</text:p>
          </table:table-cell>
          <table:table-cell table:style-name="Table2.A1" office:value-type="string">
            <text:p text:style-name="P23"><text:span text:style-name="T72">25</text:span> %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MT1" style:family="text">
      <style:text-properties officeooo:rsid="007ef3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<text:span text:style-name="MT1">ummer</text:span> 2025</text:p>
        <text:p text:style-name="MP2">UTECA 25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29T20:38:15.136045760</dc:date>
    <meta:editing-duration>PT10H15M25S</meta:editing-duration>
    <meta:editing-cycles>79</meta:editing-cycles>
    <meta:generator>LibreOffice/7.3.7.2$Linux_X86_64 LibreOffice_project/30$Build-2</meta:generator>
    <meta:document-statistic meta:table-count="2" meta:image-count="1" meta:object-count="0" meta:page-count="3" meta:paragraph-count="108" meta:word-count="591" meta:character-count="4001" meta:non-whitespace-character-count="3451"/>
  </office:meta>
</office:document-meta>
</file>